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style:text-underline-style="none" fo:font-weight="normal" officeooo:rsid="000b89a5" officeooo:paragraph-rsid="001fbed1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0acfb" officeooo:paragraph-rsid="001fbed1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077c22" officeooo:paragraph-rsid="001fbed1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rsid="000b360f" officeooo:paragraph-rsid="001fbed1"/>
    </style:style>
    <style:style style:name="P5" style:family="paragraph" style:parent-style-name="Standard">
      <style:text-properties officeooo:rsid="00077c22" officeooo:paragraph-rsid="001fbed1"/>
    </style:style>
    <style:style style:name="P6" style:family="paragraph" style:parent-style-name="Standard">
      <style:text-properties officeooo:rsid="0003d53d" officeooo:paragraph-rsid="001fbed1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b89a5" officeooo:paragraph-rsid="001fbed1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c5797" officeooo:paragraph-rsid="001fbed1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be40a" officeooo:paragraph-rsid="001fbed1" style:font-weight-asian="bold" style:font-weight-complex="bold"/>
    </style:style>
    <style:style style:name="P10" style:family="paragraph" style:parent-style-name="Standard">
      <style:text-properties officeooo:rsid="000a0efb" officeooo:paragraph-rsid="001fbed1"/>
    </style:style>
    <style:style style:name="P11" style:family="paragraph" style:parent-style-name="Standard">
      <style:text-properties officeooo:rsid="0010acfb" officeooo:paragraph-rsid="001fbed1"/>
    </style:style>
    <style:style style:name="P12" style:family="paragraph" style:parent-style-name="Standard">
      <style:text-properties officeooo:paragraph-rsid="001fbed1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6fb9a" officeooo:paragraph-rsid="001fbed1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fbed1" officeooo:paragraph-rsid="001fbed1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officeooo:rsid="001fbed1" officeooo:paragraph-rsid="001fbed1"/>
    </style:style>
    <style:style style:name="T1" style:family="text">
      <style:text-properties officeooo:rsid="000ab00e"/>
    </style:style>
    <style:style style:name="T2" style:family="text">
      <style:text-properties officeooo:rsid="000b360f"/>
    </style:style>
    <style:style style:name="T3" style:family="text">
      <style:text-properties officeooo:rsid="00077c22"/>
    </style:style>
    <style:style style:name="T4" style:family="text">
      <style:text-properties officeooo:rsid="0010acfb"/>
    </style:style>
    <style:style style:name="T5" style:family="text">
      <style:text-properties officeooo:rsid="001fbed1"/>
    </style:style>
    <style:style style:name="T6" style:family="text">
      <style:text-properties officeooo:rsid="00200376"/>
    </style:style>
    <style:style style:name="T7" style:family="text">
      <style:text-properties style:text-underline-style="none" fo:font-weight="normal" officeooo:rsid="000b89a5" style:font-weight-asian="normal" style:font-weight-complex="normal"/>
    </style:style>
    <style:style style:name="T8" style:family="text">
      <style:text-properties style:text-underline-style="none" fo:font-weight="normal" officeooo:rsid="00200376" style:font-weight-asian="normal" style:font-weight-complex="normal"/>
    </style:style>
    <style:style style:name="T9" style:family="text">
      <style:text-properties officeooo:rsid="0021fa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</text:span>LSQL SET <text:span text:style-name="T5">5</text:span></text:p>
      <text:p text:style-name="P3"/>
      <text:p text:style-name="P4">Experiment No : <text:span text:style-name="T5">10</text:span></text:p>
      <text:p text:style-name="P5">Name : Ajay J</text:p>
      <text:p text:style-name="P5">Roll No : 4</text:p>
      <text:p text:style-name="P6">Class : S5R</text:p>
      <text:p text:style-name="P12"><text:span text:style-name="T3">Date : </text:span><text:span text:style-name="T5">13</text:span><text:span text:style-name="T3">/</text:span><text:span text:style-name="T4">01</text:span><text:span text:style-name="T3">/202</text:span><text:span text:style-name="T4">2</text:span></text:p>
      <text:p text:style-name="P12"/>
      <text:p text:style-name="P7">CREATE TABLE</text:p>
      <text:p text:style-name="P12">create table users(cusno int, name varchar(20),past float, present float);</text:p>
      <text:p text:style-name="P10"/>
      <text:p text:style-name="P7">INSERT</text:p>
      <text:p text:style-name="P12">insert into users values(1,'Acquin',100,210);</text:p>
      <text:p text:style-name="P12">insert into users values(2,'Adithyan',250,1000);</text:p>
      <text:p text:style-name="P12">insert into users values(3,'Aiswarya',720,800);</text:p>
      <text:p text:style-name="P12">insert into users values(4,'Aljoe',900,1650);</text:p>
      <text:p text:style-name="P12"/>
      <text:p text:style-name="P8">QUESTION</text:p>
      <text:p text:style-name="P11">1. <text:span text:style-name="T2">Write a PL/SQL program </text:span><text:span text:style-name="T9">using cursor to print the electricity bill of consumer by referring unit charge table. Accept the consumer number present and past reading of unit consumed by customer.</text:span></text:p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Unit consumed</text:p>
          </table:table-cell>
          <table:table-cell table:style-name="Table1.A1" office:value-type="string">
            <text:p text:style-name="P14">Charge</text:p>
          </table:table-cell>
        </table:table-row>
        <table:table-row>
          <table:table-cell table:style-name="Table1.A1" office:value-type="string">
            <text:p text:style-name="P15">1-100</text:p>
          </table:table-cell>
          <table:table-cell table:style-name="Table1.A1" office:value-type="string">
            <text:p text:style-name="P15">5</text:p>
          </table:table-cell>
        </table:table-row>
        <table:table-row>
          <table:table-cell table:style-name="Table1.A1" office:value-type="string">
            <text:p text:style-name="P15">101-300</text:p>
          </table:table-cell>
          <table:table-cell table:style-name="Table1.A1" office:value-type="string">
            <text:p text:style-name="P15">7.5</text:p>
          </table:table-cell>
        </table:table-row>
        <table:table-row>
          <table:table-cell table:style-name="Table1.A1" office:value-type="string">
            <text:p text:style-name="P15">301-500</text:p>
          </table:table-cell>
          <table:table-cell table:style-name="Table1.A1" office:value-type="string">
            <text:p text:style-name="P15">15</text:p>
          </table:table-cell>
        </table:table-row>
        <table:table-row>
          <table:table-cell table:style-name="Table1.A1" office:value-type="string">
            <text:p text:style-name="P15">&gt;500</text:p>
          </table:table-cell>
          <table:table-cell table:style-name="Table1.A1" office:value-type="string">
            <text:p text:style-name="P15">22.5</text:p>
          </table:table-cell>
        </table:table-row>
      </table:table>
      <text:p text:style-name="P10"/>
      <text:p text:style-name="P7">PROGRAM</text:p>
      <text:p text:style-name="P1">set serveroutput on</text:p>
      <text:p text:style-name="P1">declare</text:p>
      <text:p text:style-name="P1"><text:tab/>cursor ele is select * from users;</text:p>
      <text:p text:style-name="P1"><text:tab/>unit float;</text:p>
      <text:p text:style-name="P1"><text:tab/>unitc float;</text:p>
      <text:p text:style-name="P1"><text:tab/>bil float;</text:p>
      <text:p text:style-name="P1"><text:tab/>cus int;</text:p>
      <text:p text:style-name="P1"><text:tab/>we varchar(20);</text:p>
      <text:p text:style-name="P1">begin </text:p>
      <text:p text:style-name="P1"><text:tab/>cus := &amp;cus;</text:p>
      <text:p text:style-name="P1"><text:tab/>for i in ele loop</text:p>
      <text:p text:style-name="P1"><text:tab/><text:tab/>if i.cusno = cus then</text:p>
      <text:p text:style-name="P1"><text:tab/><text:tab/><text:tab/>bil := 0;</text:p>
      <text:p text:style-name="P1"><text:tab/><text:tab/><text:tab/>unit := i.present - i.past;</text:p>
      <text:p text:style-name="P1"><text:tab/><text:tab/><text:tab/>unitc := unit;</text:p>
      <text:p text:style-name="P1"><text:tab/><text:tab/><text:tab/>if unit &gt; 500 then</text:p>
      <text:p text:style-name="P1"><text:tab/><text:tab/><text:tab/><text:tab/>bil := bil + 100 * 5 + 200 * 7.5 + 200 * 15;</text:p>
      <text:p text:style-name="P1"><text:tab/><text:tab/><text:tab/><text:tab/>unit := unit -500;</text:p>
      <text:p text:style-name="P1"><text:tab/><text:tab/><text:tab/><text:tab/>bil := bil + unit * 22.5;</text:p>
      <text:p text:style-name="P1"><text:tab/><text:tab/><text:tab/>elsif unit&gt;300 then</text:p>
      <text:p text:style-name="P1"><text:tab/><text:tab/><text:tab/><text:tab/>bil := bil + 100 * 5 + 200 * 7.5;</text:p>
      <text:p text:style-name="P1"><text:tab/><text:tab/><text:tab/><text:tab/>unit := unit - 300;</text:p>
      <text:p text:style-name="P1"><text:tab/><text:tab/><text:tab/><text:tab/>bil := bil + unit * 15;</text:p>
      <text:p text:style-name="P1"><text:tab/><text:tab/><text:tab/>elsif unit &gt; 100 then </text:p>
      <text:p text:style-name="P1"><text:soft-page-break/><text:tab/><text:tab/><text:tab/><text:tab/>bil := bil + unit * 5;</text:p>
      <text:p text:style-name="P1"><text:tab/><text:tab/><text:tab/><text:tab/>unit := unit - 100;</text:p>
      <text:p text:style-name="P1"><text:tab/><text:tab/><text:tab/><text:tab/>bil := bil + unit * 7.5;</text:p>
      <text:p text:style-name="P1"><text:tab/><text:tab/><text:tab/>else</text:p>
      <text:p text:style-name="P1"><text:tab/><text:tab/><text:tab/><text:tab/>bil := bil * 5;</text:p>
      <text:p text:style-name="P1"><text:tab/><text:tab/><text:tab/>end if;</text:p>
      <text:p text:style-name="P1"><text:tab/><text:tab/><text:tab/>dbms_output.put_line('customerno : ' ||i.cusno);</text:p>
      <text:p text:style-name="P1"><text:tab/><text:tab/><text:tab/>dbms_output.put_line('Name : ' || i.name);</text:p>
      <text:p text:style-name="P1"><text:tab/><text:tab/><text:tab/>dbms_output.put_line('unit consumed :' ||unitc);</text:p>
      <text:p text:style-name="P1"><text:tab/><text:tab/><text:tab/>dbms_output.put_line('Bill amount : ' || bil);</text:p>
      <text:p text:style-name="P1"><text:tab/><text:tab/><text:tab/>select to_char (current_date,'dd-mm-yyyy') into we from dual;</text:p>
      <text:p text:style-name="P1"><text:tab/><text:tab/><text:tab/>dbms_output.put_line('Date : '||we);</text:p>
      <text:p text:style-name="P1"><text:tab/><text:tab/>end if;</text:p>
      <text:p text:style-name="P1"><text:tab/>end loop;</text:p>
      <text:p text:style-name="P1">end;</text:p>
      <text:p text:style-name="P1">/</text:p>
      <text:p text:style-name="P1"/>
      <text:p text:style-name="P9">OUTPUT</text:p>
      <text:p text:style-name="P1">SQL&gt; select * from users;</text:p>
      <text:p text:style-name="P1"/>
      <text:p text:style-name="P12"><text:span text:style-name="T7"><text:s text:c="5"/>CUSNO <text:tab/>NAME <text:tab/><text:tab/></text:span><text:span text:style-name="T8">PAST</text:span><text:span text:style-name="T7"><text:tab/><text:tab/></text:span><text:span text:style-name="T8">PRESENT</text:span></text:p>
      <text:p text:style-name="P1">---------- <text:tab/>-------------------- <text:tab/>---------- <text:tab/>----------</text:p>
      <text:p text:style-name="P1"><text:tab/> 1 <text:tab/>Acquin<text:tab/><text:tab/> <text:s text:c="6"/><text:tab/>100<text:tab/> <text:s/><text:tab/>210</text:p>
      <text:p text:style-name="P1"><text:tab/> 2 <text:tab/>Adithyan<text:tab/><text:tab/>250<text:tab/> <text:tab/>1000</text:p>
      <text:p text:style-name="P1"><text:tab/> 3 <text:tab/>Aiswarya<text:tab/><text:tab/>720<text:tab/> <text:tab/>800</text:p>
      <text:p text:style-name="P1"><text:tab/> 4 <text:tab/>Aljoe<text:tab/><text:tab/> <text:s text:c="6"/><text:tab/>900<text:tab/> <text:tab/>1650</text:p>
      <text:p text:style-name="P1"/>
      <text:p text:style-name="P1"/>
      <text:p text:style-name="P1">SQL&gt; @/home/csdb05/Ajay/PLSQL/electricity.sql</text:p>
      <text:p text:style-name="P1">Enter value for cus: 4</text:p>
      <text:p text:style-name="P1">old <text:s text:c="2"/>9: <text:tab/>cus := &amp;cus;</text:p>
      <text:p text:style-name="P1">new <text:s text:c="2"/>9: <text:tab/>cus := 4;</text:p>
      <text:p text:style-name="P1">customerno : 4</text:p>
      <text:p text:style-name="P1">Name : Aljoe</text:p>
      <text:p text:style-name="P1">unit consumed :750</text:p>
      <text:p text:style-name="P1">Bill amount : 10625</text:p>
      <text:p text:style-name="P1">Date : 13-01-2022</text:p>
      <text:p text:style-name="P1"/>
      <text:p text:style-name="P1">PL/SQL procedure successfully complete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10:54:42.031307120</meta:creation-date>
    <dc:date>2022-01-13T11:03:28.602868444</dc:date>
    <meta:editing-duration>PT8M46S</meta:editing-duration>
    <meta:editing-cycles>4</meta:editing-cycles>
    <meta:generator>LibreOffice/6.4.4.2$Linux_X86_64 LibreOffice_project/40$Build-2</meta:generator>
    <meta:document-statistic meta:table-count="1" meta:image-count="0" meta:object-count="0" meta:page-count="2" meta:paragraph-count="84" meta:word-count="331" meta:character-count="2007" meta:non-whitespace-character-count="1604"/>
  </office:meta>
</office:document-meta>
</file>